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1A00002114CC693A6A.svm"/>
  <manifest:file-entry manifest:media-type="image/png" manifest:full-path="Pictures/10000000000000C8000000C818EA03A7.png"/>
  <manifest:file-entry manifest:media-type="" manifest:full-path="Pictures/2000000700002C1A00002114BD138326.svm"/>
  <manifest:file-entry manifest:media-type="" manifest:full-path="Pictures/2000000700002C1A00002114B6C2A4CA.svm"/>
  <manifest:file-entry manifest:media-type="" manifest:full-path="Pictures/2000000700002C1A0000211436624820.svm"/>
  <manifest:file-entry manifest:media-type="" manifest:full-path="Pictures/2000000700002C1A0000211411287FDF.svm"/>
  <manifest:file-entry manifest:media-type="" manifest:full-path="Pictures/2000000700002C1A0000211440C1E535.svm"/>
  <manifest:file-entry manifest:media-type="" manifest:full-path="Pictures/2000000700002C1A00002114F6A3AB7A.svm"/>
  <manifest:file-entry manifest:media-type="" manifest:full-path="Pictures/2000000700002C1A00002114D91E040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inionPro-Regular" svg:font-family="MinionPro-Regular, 'Minion Pro'"/>
    <style:font-face style:name="OpenSymbol" svg:font-family="OpenSymbol"/>
    <style:font-face style:name="Andada SC" svg:font-family="'Andada SC', 'Times New Roman'" style:font-pitch="variable"/>
    <style:font-face style:name="Gill Sans SemiBold" svg:font-family="'Gill Sans SemiBold', 'Segoe UI Semibold'" style:font-pitch="variable"/>
    <style:font-face style:name="Gill Sans" svg:font-family="'Gill Sans', 'Segoe UI Semilight'" style:font-pitch="variable"/>
    <style:font-face style:name="Junction" svg:font-family="Junction" style:font-pitch="variable"/>
    <style:font-face style:name="MS Gothic" svg:font-family="'MS Gothic', 'ＭＳ ゴシック'" style:font-pitch="variable"/>
    <style:font-face style:name="MS Mincho" svg:font-family="'MS Mincho', 'ＭＳ 明朝'" style:font-pitch="variable"/>
    <style:font-face style:name="TeX Gyre Bonum Italic" svg:font-family="'TeX Gyre Bonum Italic', 'Courier New'" style:font-pitch="variable"/>
    <style:font-face style:name="TeX Gyre Bonum Regular" svg:font-family="'TeX Gyre Bonum Regular', 'Courier New'" style:font-pitch="variable"/>
    <style:font-face style:name="ヒラギノ角ゴ Pro W3" svg:font-family="'ヒラギノ角ゴ Pro W3'" style:font-pitch="variable"/>
    <style:font-face style:name="Andada" svg:font-family="Andada"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6" style:family="table">
      <style:table-properties style:width="7.4986in" table:align="margins"/>
    </style:style>
    <style:style style:name="Tabelle6.A" style:family="table-column">
      <style:table-column-properties style:column-width="3.7486in" style:rel-column-width="32761*"/>
    </style:style>
    <style:style style:name="Tabelle6.B" style:family="table-column">
      <style:table-column-properties style:column-width="3.75in" style:rel-column-width="32774*"/>
    </style:style>
    <style:style style:name="Tabelle6.A1" style:family="table-cell">
      <style:table-cell-properties fo:padding="0.0403in" fo:border="none"/>
    </style:style>
    <style:style style:name="Tabelle9" style:family="table">
      <style:table-properties style:width="7.4785in" table:align="left"/>
    </style:style>
    <style:style style:name="Tabelle9.A" style:family="table-column">
      <style:table-column-properties style:column-width="3.7479in"/>
    </style:style>
    <style:style style:name="Tabelle9.B" style:family="table-column">
      <style:table-column-properties style:column-width="3.7306in"/>
    </style:style>
    <style:style style:name="Tabelle9.A1" style:family="table-cell">
      <style:table-cell-properties fo:padding="0.0403in" fo:border="none"/>
    </style:style>
    <style:style style:name="Tabelle2" style:family="table">
      <style:table-properties style:width="3.6674in" table:align="margins"/>
    </style:style>
    <style:style style:name="Tabelle2.A" style:family="table-column">
      <style:table-column-properties style:column-width="1.0958in" style:rel-column-width="1578*"/>
    </style:style>
    <style:style style:name="Tabelle2.B" style:family="table-column">
      <style:table-column-properties style:column-width="2.5715in" style:rel-column-width="3703*"/>
    </style:style>
    <style:style style:name="Tabelle2.A1" style:family="table-cell">
      <style:table-cell-properties fo:padding="0in" fo:border="none"/>
    </style:style>
    <style:style style:name="Tabelle3" style:family="table">
      <style:table-properties style:width="7.5056in" fo:margin-left="-0.0069in" fo:margin-right="0in" table:align="margins"/>
    </style:style>
    <style:style style:name="Tabelle3.A" style:family="table-column">
      <style:table-column-properties style:column-width="3.7479in" style:rel-column-width="32725*"/>
    </style:style>
    <style:style style:name="Tabelle3.B" style:family="table-column">
      <style:table-column-properties style:column-width="3.7576in" style:rel-column-width="32810*"/>
    </style:style>
    <style:style style:name="Tabelle3.A1" style:family="table-cell">
      <style:table-cell-properties fo:padding="0.0403in" fo:border="none"/>
    </style:style>
    <style:style style:name="Tabelle1" style:family="table">
      <style:table-properties style:width="7.5056in" fo:margin-left="-0.0069in" fo:margin-right="0in" table:align="margins"/>
    </style:style>
    <style:style style:name="Tabelle1.A" style:family="table-column">
      <style:table-column-properties style:column-width="3.7479in" style:rel-column-width="32725*"/>
    </style:style>
    <style:style style:name="Tabelle1.B" style:family="table-column">
      <style:table-column-properties style:column-width="3.7576in" style:rel-column-width="32810*"/>
    </style:style>
    <style:style style:name="Tabelle1.A1" style:family="table-cell">
      <style:table-cell-properties fo:padding="0.0403in" fo:border="none"/>
    </style:style>
    <style:style style:name="P1" style:family="paragraph" style:parent-style-name="Standard">
      <style:paragraph-properties fo:text-align="start" style:justify-single-word="false" fo:break-before="auto" fo:break-after="auto"/>
      <style:text-properties style:font-name="Andada" fo:font-size="10pt" fo:language="en" fo:country="US" style:font-size-asian="10pt" style:font-size-complex="10pt"/>
    </style:style>
    <style:style style:name="P2" style:family="paragraph" style:parent-style-name="Standard">
      <style:paragraph-properties fo:text-align="start" style:justify-single-word="false"/>
      <style:text-properties style:font-name="Andada" fo:font-size="10pt" fo:language="en" fo:country="US" style:font-size-asian="10pt" style:font-size-complex="10pt"/>
    </style:style>
    <style:style style:name="P3" style:family="paragraph" style:parent-style-name="Epigraph">
      <style:paragraph-properties fo:margin-top="0in" fo:margin-bottom="0in" fo:line-height="100%" fo:text-align="center" style:justify-single-word="false" fo:keep-together="auto" fo:orphans="2" fo:widows="2" fo:hyphenation-ladder-count="no-limit" style:shadow="none" fo:keep-with-next="auto">
        <style:tab-stops/>
      </style:paragraph-properties>
      <style:text-properties style:font-name="Andada" fo:language="en" fo:country="US" style:language-asian="ja" style:country-asian="JP" style:language-complex="ar" style:country-complex="SA" fo:hyphenate="true" fo:hyphenation-remain-char-count="2" fo:hyphenation-push-char-count="2"/>
    </style:style>
    <style:style style:name="P4" style:family="paragraph" style:parent-style-name="Epigraph">
      <style:paragraph-properties fo:margin-top="0in" fo:margin-bottom="0in" fo:line-height="100%" fo:text-align="center" style:justify-single-word="false" fo:orphans="2" fo:widows="2" fo:hyphenation-ladder-count="no-limit" style:shadow="none">
        <style:tab-stops/>
      </style:paragraph-properties>
      <style:text-properties style:font-name="Andada" fo:language="en" fo:country="US" style:language-asian="ja" style:country-asian="JP" style:language-complex="ar" style:country-complex="SA" fo:hyphenate="true" fo:hyphenation-remain-char-count="2" fo:hyphenation-push-char-count="2"/>
    </style:style>
    <style:style style:name="P5" style:family="paragraph" style:parent-style-name="Epigraph">
      <style:paragraph-properties fo:margin-top="0in" fo:margin-bottom="0in" fo:line-height="100%" fo:orphans="2" fo:widows="2" fo:hyphenation-ladder-count="no-limit" style:shadow="none">
        <style:tab-stops/>
      </style:paragraph-properties>
      <style:text-properties style:font-name="Andada" fo:font-size="10pt" fo:language="en" fo:country="US" style:font-size-asian="10pt" style:font-size-complex="10pt" fo:hyphenate="true" fo:hyphenation-remain-char-count="2" fo:hyphenation-push-char-count="2"/>
    </style:style>
    <style:style style:name="P6" style:family="paragraph" style:parent-style-name="Core_20_Body">
      <style:paragraph-properties fo:text-align="center" style:justify-single-word="false"/>
      <style:text-properties fo:language="en" fo:country="US"/>
    </style:style>
    <style:style style:name="P7" style:family="paragraph" style:parent-style-name="Core_20_Body">
      <style:paragraph-properties fo:text-align="start" style:justify-single-word="false"/>
      <style:text-properties fo:language="en" fo:country="US"/>
    </style:style>
    <style:style style:name="P8" style:family="paragraph" style:parent-style-name="Core_20_Body" style:list-style-name="L5">
      <style:paragraph-properties fo:text-align="start" style:justify-single-word="false"/>
      <style:text-properties fo:language="en" fo:country="US"/>
    </style:style>
    <style:style style:name="P9" style:family="paragraph" style:parent-style-name="Core_20_Body">
      <style:paragraph-properties fo:text-align="center" style:justify-single-word="false"/>
      <style:text-properties fo:language="en" fo:country="US"/>
    </style:style>
    <style:style style:name="P10" style:family="paragraph" style:parent-style-name="Core_20_Body">
      <style:paragraph-properties fo:text-align="start" style:justify-single-word="false"/>
    </style:style>
    <style:style style:name="P11" style:family="paragraph" style:parent-style-name="Core_20_Body" style:list-style-name="L8">
      <style:paragraph-properties fo:text-align="start" style:justify-single-word="false"/>
    </style:style>
    <style:style style:name="P12" style:family="paragraph" style:parent-style-name="Core_20_Body" style:list-style-name="L3">
      <style:paragraph-properties fo:text-align="start" style:justify-single-word="false"/>
      <style:text-properties fo:font-style="italic" style:font-style-asian="italic" style:font-style-complex="italic"/>
    </style:style>
    <style:style style:name="P13" style:family="paragraph" style:parent-style-name="Core_20_Body">
      <style:paragraph-properties fo:text-align="center" style:justify-single-word="false"/>
      <style:text-properties style:font-name="Andada" fo:font-size="10pt" fo:language="en" fo:country="US" style:font-size-asian="10pt" style:font-size-complex="10pt"/>
    </style:style>
    <style:style style:name="P14" style:family="paragraph" style:parent-style-name="Core_20_Body">
      <style:paragraph-properties fo:text-align="center" style:justify-single-word="false"/>
    </style:style>
    <style:style style:name="P15" style:family="paragraph" style:parent-style-name="Core_20_Body">
      <style:paragraph-properties fo:text-align="center" style:justify-single-word="false" fo:break-before="page"/>
      <style:text-properties fo:language="en" fo:country="US"/>
    </style:style>
    <style:style style:name="P16" style:family="paragraph" style:parent-style-name="Standard">
      <style:paragraph-properties fo:text-align="start" style:justify-single-word="false"/>
      <style:text-properties style:font-name="Andada" fo:font-size="10pt" fo:language="en" fo:country="US" style:font-size-asian="10pt" style:font-size-complex="10pt"/>
    </style:style>
    <style:style style:name="P17" style:family="paragraph" style:parent-style-name="Epigraph">
      <style:paragraph-properties fo:margin-top="0in" fo:margin-bottom="0in" fo:line-height="100%" fo:text-align="center" style:justify-single-word="false" fo:orphans="2" fo:widows="2" fo:hyphenation-ladder-count="no-limit" style:shadow="none">
        <style:tab-stops/>
      </style:paragraph-properties>
      <style:text-properties fo:language="en" fo:country="US" fo:hyphenate="true" fo:hyphenation-remain-char-count="2" fo:hyphenation-push-char-count="2"/>
    </style:style>
    <style:style style:name="P18" style:family="paragraph" style:parent-style-name="Heading_20_1">
      <style:paragraph-properties fo:text-align="center" style:justify-single-word="false" fo:break-before="page"/>
      <style:text-properties fo:language="en" fo:country="US"/>
    </style:style>
    <style:style style:name="P19" style:family="paragraph" style:parent-style-name="Heading_20_1">
      <style:paragraph-properties fo:text-align="center" style:justify-single-word="false" fo:break-before="auto" fo:break-after="auto"/>
      <style:text-properties fo:language="en" fo:country="US"/>
    </style:style>
    <style:style style:name="P20" style:family="paragraph" style:parent-style-name="Heading_20_3">
      <style:paragraph-properties fo:text-align="start" style:justify-single-word="false"/>
      <style:text-properties fo:language="en" fo:country="US"/>
    </style:style>
    <style:style style:name="P21" style:family="paragraph" style:parent-style-name="Heading_20_3">
      <style:paragraph-properties fo:text-align="start" style:justify-single-word="false"/>
    </style:style>
    <style:style style:name="P22" style:family="paragraph" style:parent-style-name="Table_20_Contents">
      <style:paragraph-properties fo:text-align="start" style:justify-single-word="false"/>
      <style:text-properties style:font-name="Cambria" fo:font-size="8pt" style:font-name-asian="ヒラギノ角ゴ Pro W3" style:font-size-asian="10pt" style:font-name-complex="Cambria" style:font-size-complex="10pt"/>
    </style:style>
    <style:style style:name="P23" style:family="paragraph" style:parent-style-name="Contents_20_1">
      <style:paragraph-properties>
        <style:tab-stops>
          <style:tab-stop style:position="8.5in" style:type="right" style:leader-style="dotted" style:leader-text="."/>
        </style:tab-stops>
      </style:paragraph-properties>
    </style:style>
    <style:style style:name="P24" style:family="paragraph" style:parent-style-name="Contents_20_3">
      <style:paragraph-properties>
        <style:tab-stops>
          <style:tab-stop style:position="8.1071in" style:type="right" style:leader-style="dotted" style:leader-text="."/>
        </style:tab-stops>
      </style:paragraph-properties>
    </style:style>
    <style:style style:name="T1" style:family="text">
      <style:text-properties fo:language="en" fo:country="US"/>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3"><text:a xlink:type="simple" xlink:href="#__RefHeading__793_1537978643" text:style-name="Internet_20_link" text:visited-style-name="Internet_20_link">Engine<text:tab/></text:a><text:a xlink:type="simple" xlink:href="#__RefHeading__793_1537978643" text:style-name="Internet_20_link" text:visited-style-name="Internet_20_link"><text:span text:style-name="Internet_20_link">2</text:span></text:a></text:p>
          <text:p text:style-name="P24"><text:a xlink:type="simple" xlink:href="#__RefHeading__1008_1009139335" text:style-name="Internet_20_link" text:visited-style-name="Internet_20_link">Services<text:tab/></text:a><text:a xlink:type="simple" xlink:href="#__RefHeading__1008_1009139335" text:style-name="Internet_20_link" text:visited-style-name="Internet_20_link"><text:span text:style-name="Internet_20_link">2</text:span></text:a></text:p>
          <text:p text:style-name="P24"><text:a xlink:type="simple" xlink:href="#__RefHeading__1010_1009139335" text:style-name="Internet_20_link" text:visited-style-name="Internet_20_link">User Input<text:tab/></text:a><text:a xlink:type="simple" xlink:href="#__RefHeading__1010_1009139335" text:style-name="Internet_20_link" text:visited-style-name="Internet_20_link"><text:span text:style-name="Internet_20_link">2</text:span></text:a></text:p>
          <text:p text:style-name="P24"><text:a xlink:type="simple" xlink:href="#__RefHeading__1012_1009139335" text:style-name="Internet_20_link" text:visited-style-name="Internet_20_link">Rendering<text:tab/></text:a><text:a xlink:type="simple" xlink:href="#__RefHeading__1012_1009139335" text:style-name="Internet_20_link" text:visited-style-name="Internet_20_link"><text:span text:style-name="Internet_20_link">2</text:span></text:a></text:p>
          <text:p text:style-name="P24"><text:a xlink:type="simple" xlink:href="#__RefHeading__1014_1009139335" text:style-name="Internet_20_link" text:visited-style-name="Internet_20_link">Sound<text:tab/></text:a><text:a xlink:type="simple" xlink:href="#__RefHeading__1014_1009139335" text:style-name="Internet_20_link" text:visited-style-name="Internet_20_link"><text:span text:style-name="Internet_20_link">2</text:span></text:a></text:p>
          <text:p text:style-name="P23"><text:a xlink:type="simple" xlink:href="#__RefHeading__817_1537978643" text:style-name="Internet_20_link" text:visited-style-name="Internet_20_link">Views<text:tab/></text:a><text:a xlink:type="simple" xlink:href="#__RefHeading__817_1537978643" text:style-name="Internet_20_link" text:visited-style-name="Internet_20_link"><text:span text:style-name="Internet_20_link">3</text:span></text:a></text:p>
          <text:p text:style-name="P24"><text:a xlink:type="simple" xlink:href="#__RefHeading__1016_1009139335" text:style-name="Internet_20_link" text:visited-style-name="Internet_20_link">Panels<text:tab/></text:a><text:a xlink:type="simple" xlink:href="#__RefHeading__1016_1009139335" text:style-name="Internet_20_link" text:visited-style-name="Internet_20_link"><text:span text:style-name="Internet_20_link">3</text:span></text:a></text:p>
          <text:p text:style-name="P24"><text:a xlink:type="simple" xlink:href="#__RefHeading__1038_1009139335" text:style-name="Internet_20_link" text:visited-style-name="Internet_20_link">Message Box<text:tab/></text:a><text:a xlink:type="simple" xlink:href="#__RefHeading__1038_1009139335" text:style-name="Internet_20_link" text:visited-style-name="Internet_20_link"><text:span text:style-name="Internet_20_link">3</text:span></text:a></text:p>
          <text:p text:style-name="P24"><text:a xlink:type="simple" xlink:href="#__RefHeading__1040_1009139335" text:style-name="Internet_20_link" text:visited-style-name="Internet_20_link">Story<text:tab/></text:a><text:a xlink:type="simple" xlink:href="#__RefHeading__1040_1009139335" text:style-name="Internet_20_link" text:visited-style-name="Internet_20_link"><text:span text:style-name="Internet_20_link">3</text:span></text:a></text:p>
          <text:p text:style-name="P24"><text:a xlink:type="simple" xlink:href="#__RefHeading__1018_1009139335" text:style-name="Internet_20_link" text:visited-style-name="Internet_20_link">Dialog<text:tab/></text:a><text:a xlink:type="simple" xlink:href="#__RefHeading__1018_1009139335" text:style-name="Internet_20_link" text:visited-style-name="Internet_20_link"><text:span text:style-name="Internet_20_link">3</text:span></text:a></text:p>
          <text:p text:style-name="P24"><text:a xlink:type="simple" xlink:href="#__RefHeading__1028_1009139335" text:style-name="Internet_20_link" text:visited-style-name="Internet_20_link">Inventory<text:tab/></text:a><text:a xlink:type="simple" xlink:href="#__RefHeading__1028_1009139335" text:style-name="Internet_20_link" text:visited-style-name="Internet_20_link"><text:span text:style-name="Internet_20_link">4</text:span></text:a></text:p>
          <text:p text:style-name="P24"><text:a xlink:type="simple" xlink:href="#__RefHeading__838_153797864311" text:style-name="Internet_20_link" text:visited-style-name="Internet_20_link">Vendor<text:tab/></text:a><text:a xlink:type="simple" xlink:href="#__RefHeading__838_153797864311" text:style-name="Internet_20_link" text:visited-style-name="Internet_20_link"><text:span text:style-name="Internet_20_link">4</text:span></text:a></text:p>
          <text:p text:style-name="P24"><text:a xlink:type="simple" xlink:href="#__RefHeading__1030_1009139335" text:style-name="Internet_20_link" text:visited-style-name="Internet_20_link">Exploration<text:tab/></text:a><text:a xlink:type="simple" xlink:href="#__RefHeading__1030_1009139335" text:style-name="Internet_20_link" text:visited-style-name="Internet_20_link"><text:span text:style-name="Internet_20_link">4</text:span></text:a></text:p>
          <text:p text:style-name="P24"><text:a xlink:type="simple" xlink:href="#__RefHeading__1032_1009139335" text:style-name="Internet_20_link" text:visited-style-name="Internet_20_link">Combat<text:tab/></text:a><text:a xlink:type="simple" xlink:href="#__RefHeading__1032_1009139335" text:style-name="Internet_20_link" text:visited-style-name="Internet_20_link"><text:span text:style-name="Internet_20_link">4</text:span></text:a></text:p>
        </text:index-body>
      </text:table-of-content>
      <text:p text:style-name="P4"/>
      <text:p text:style-name="P4"/>
      <text:p text:style-name="P4"/>
      <text:p text:style-name="P4"/>
      <text:p text:style-name="P17"/>
      <text:p text:style-name="P5"/>
      <text:h text:style-name="P18" text:outline-level="1"><text:bookmark-start text:name="__RefHeading__793_1537978643"/>Engine<text:bookmark-end text:name="__RefHeading__793_1537978643"/></text:h>
      <text:p text:style-name="P6"/>
      <table:table table:name="Tabelle6" table:style-name="Tabelle6">
        <table:table-column table:style-name="Tabelle6.A"/>
        <table:table-column table:style-name="Tabelle6.B"/>
        <table:table-row>
          <table:table-cell table:style-name="Tabelle6.A1" office:value-type="string">
            <text:h text:style-name="P20" text:outline-level="3"><text:bookmark-start text:name="__RefHeading__1008_1009139335"/>Services<text:bookmark-end text:name="__RefHeading__1008_1009139335"/></text:h>
            <text:p text:style-name="P7">Major component types are registered with the service configuration. Upon application start the configuration is used to resolve and construct instances for each registered type. </text:p>
            <text:p text:style-name="P7">During startup the configuration will automatically sort constructors and automatically inject referenced services. On shutdown the application will dispose each instance in reverse order of construction. </text:p>
            <text:list xml:id="list3623586205100909897" text:style-name="L3">
              <text:list-item>
                <text:p text:style-name="P12"><text:span text:style-name="T1">VideoContext takes the Window as constructor parameter.</text:span></text:p>
              </text:list-item>
              <text:list-item>
                <text:p text:style-name="P12"><text:span text:style-name="T1">ServiceConfiguration will sort Window before VideoContext.</text:span></text:p>
              </text:list-item>
              <text:list-item>
                <text:p text:style-name="P12"><text:span text:style-name="T1">Window instance is constructed</text:span></text:p>
              </text:list-item>
              <text:list-item>
                <text:p text:style-name="P12"><text:span text:style-name="T1">VideoContext is constructed with the current Window instance.</text:span></text:p>
              </text:list-item>
              <text:list-item>
                <text:p text:style-name="P12"><text:span text:style-name="T1">VideoContext will be disposed before Window.</text:span></text:p>
              </text:list-item>
            </text:list>
            <text:h text:style-name="P21" text:outline-level="3"><text:bookmark-start text:name="__RefHeading__1010_1009139335"/><text:span text:style-name="T1">User Input</text:span><text:bookmark-end text:name="__RefHeading__1010_1009139335"/></text:h>
            <text:p text:style-name="P7">Events are implemented via the MessageBus service. This service manages generic subscriptions and broadcasting. </text:p>
            <text:p text:style-name="P7">Subscriptions are disposable objects that hold weak references to an instance of a specific interface. The MessageBus allows other components to broadcast function calls to all subscribers of an interface.</text:p>
            <text:p text:style-name="P7">In regard to thread-safety, only the subscribe &amp; unsubscribe operations will be synchronized. The implementation of a subscriber must then handle any additional synchronization if desired.</text:p>
            <text:p text:style-name="P7">The application may register and observe any interface, which can be useful for handling game specific entities. At minimum the are 5 internal interfaces that deal with platform specific messages:</text:p>
            <table:table table:name="Tabelle2" table:style-name="Tabelle2">
              <table:table-column table:style-name="Tabelle2.A"/>
              <table:table-column table:style-name="Tabelle2.B"/>
              <table:table-row>
                <table:table-cell table:style-name="Tabelle2.A1" office:value-type="string">
                  <text:p text:style-name="P22">AudioDeviceListener</text:p>
                </table:table-cell>
                <table:table-cell table:style-name="Tabelle2.A1" office:value-type="string">
                  <text:p text:style-name="P22">Life time of audio devices.</text:p>
                </table:table-cell>
              </table:table-row>
              <table:table-row>
                <table:table-cell table:style-name="Tabelle2.A1" office:value-type="string">
                  <text:p text:style-name="P22">VideoDeviceListener</text:p>
                </table:table-cell>
                <table:table-cell table:style-name="Tabelle2.A1" office:value-type="string">
                  <text:p text:style-name="P22">Life time of video device.</text:p>
                </table:table-cell>
              </table:table-row>
              <table:table-row>
                <table:table-cell table:style-name="Tabelle2.A1" office:value-type="string">
                  <text:p text:style-name="P22">WindowListener</text:p>
                </table:table-cell>
                <table:table-cell table:style-name="Tabelle2.A1" office:value-type="string">
                  <text:p text:style-name="P22">Life time and update messages of the window.</text:p>
                </table:table-cell>
              </table:table-row>
              <table:table-row>
                <table:table-cell table:style-name="Tabelle2.A1" office:value-type="string">
                  <text:p text:style-name="P22">KeyboardListener</text:p>
                </table:table-cell>
                <table:table-cell table:style-name="Tabelle2.A1" office:value-type="string">
                  <text:p text:style-name="P22">Keyboard input messages</text:p>
                </table:table-cell>
              </table:table-row>
              <table:table-row>
                <table:table-cell table:style-name="Tabelle2.A1" office:value-type="string">
                  <text:p text:style-name="P22">MouseListener</text:p>
                </table:table-cell>
                <table:table-cell table:style-name="Tabelle2.A1" office:value-type="string">
                  <text:p text:style-name="P22">Mouse input messages</text:p>
                </table:table-cell>
              </table:table-row>
            </table:table>
            <text:p text:style-name="P7"/>
            <text:p text:style-name="P7"/>
            <text:p text:style-name="P7"><text:s text:c="2"/></text:p>
            <text:p text:style-name="P7"/>
          </table:table-cell>
          <table:table-cell table:style-name="Tabelle6.A1" office:value-type="string">
            <text:h text:style-name="P20" text:outline-level="3"><text:bookmark-start text:name="__RefHeading__1012_1009139335"/>Rendering<text:bookmark-end text:name="__RefHeading__1012_1009139335"/></text:h>
            <text:p text:style-name="P7">Rendering is split into two different subsystems: Surface management and draw calls.</text:p>
            <text:p text:style-name="P7">Surfaces are disposable handles to implementation specific images. When used for drawing, the video system will make sure that the latest version is uploaded to the output device before executing. </text:p>
            <text:p text:style-name="P7">In order to draw a surface, the caller must specify a destination and source , tint color and effect flags.</text:p>
            <text:list xml:id="list818251272568941729" text:style-name="L5">
              <text:list-item>
                <text:p text:style-name="P8">Destination is a rectangle that defines the region of the output viewport that will be filled with the pixels.</text:p>
              </text:list-item>
              <text:list-item>
                <text:p text:style-name="P8">Source is a rectangle that specifies the region of pixel data of the surface that is used to fill the destination.</text:p>
              </text:list-item>
              <text:list-item>
                <text:p text:style-name="P8">Nearest neighbor is used to resolve size differences between destination and output. </text:p>
              </text:list-item>
              <text:list-item>
                <text:p text:style-name="P8">Effect flags are fixed function manipulations that are executed before fetching the pixel data. </text:p>
              </text:list-item>
              <text:list-item>
                <text:p text:style-name="P8">The pixel data of source is multiplied with the tint color before drawing.</text:p>
              </text:list-item>
              <text:list-item>
                <text:p text:style-name="P8">Alpha blending is applied to the final result, before it's copied to the viewport: Surf.rgb * Surf.a + View.rgb * (1.0 – Surf.a)</text:p>
              </text:list-item>
            </text:list>
            <text:h text:style-name="P20" text:outline-level="3"><text:bookmark-start text:name="__RefHeading__1014_1009139335"/>Sound<text:bookmark-end text:name="__RefHeading__1014_1009139335"/></text:h>
            <text:p text:style-name="P7">Not implemented.</text:p>
            <text:list xml:id="list3289318461688324585" text:style-name="L8">
              <text:list-item>
                <text:p text:style-name="P11"><text:span text:style-name="T1">The library provides a set of instruments.</text:span></text:p>
              </text:list-item>
              <text:list-item>
                <text:p text:style-name="P11"><text:span text:style-name="T1">Application submits “tracks” to play the instruments.</text:span></text:p>
              </text:list-item>
            </text:list>
          </table:table-cell>
        </table:table-row>
      </table:table>
      <text:p text:style-name="P1"/>
      <text:p text:style-name="P2"/>
      <text:h text:style-name="P18" text:outline-level="1"><text:bookmark-start text:name="__RefHeading__817_1537978643"/>Views<text:bookmark-end text:name="__RefHeading__817_1537978643"/></text:h>
      <text:p text:style-name="P6"/>
      <table:table table:name="Tabelle9" table:style-name="Tabelle9">
        <table:table-column table:style-name="Tabelle9.A"/>
        <table:table-column table:style-name="Tabelle9.B"/>
        <table:table-row>
          <table:table-cell table:style-name="Tabelle9.A1" office:value-type="string">
            <text:h text:style-name="P20" text:outline-level="3"><text:bookmark-start text:name="__RefHeading__1016_1009139335"/>Panels<text:bookmark-end text:name="__RefHeading__1016_1009139335"/></text:h>
            <text:p text:style-name="P7"><text:bookmark-start text:name="__RefHeading__846_15379786431"/>Panels are generic views allows the game to display various child windows on top of the current game. At any point there can be only one child on the left and on on the right side of the screen. The party widget at the bottom allows the user to switch between characters.<text:bookmark-end text:name="__RefHeading__846_15379786431"/></text:p>
            <text:p text:style-name="P7"><draw:frame draw:style-name="fr1" draw:name="Grafik4" text:anchor-type="paragraph" svg:width="2.8575in" svg:height="2.2508in" draw:z-index="1"><draw:image xlink:href="Pictures/2000000700002C1A00002114BD138326.svm" xlink:type="simple" xlink:show="embed" xlink:actuate="onLoad"/></draw:frame></text:p>
            <text:h text:style-name="P20" text:outline-level="3"><text:bookmark-start text:name="__RefHeading__1038_1009139335"/>Message Box<text:bookmark-end text:name="__RefHeading__1038_1009139335"/></text:h>
            <text:p text:style-name="P7">This view is used to notify the user about various events that occur wile playing. There can only be one active message box at any time, while the message box itself may display a number of different child views. </text:p>
            <text:p text:style-name="P7">Message Boxes are is used to display popup windows for menus, random encounters or other important notifications.</text:p>
            <text:h text:style-name="P20" text:outline-level="3"><draw:frame draw:style-name="fr1" draw:name="Grafik8" text:anchor-type="paragraph" svg:width="2.8035in" svg:height="2.1283in" draw:z-index="7"><draw:image xlink:href="Pictures/2000000700002C1A00002114CC693A6A.svm" xlink:type="simple" xlink:show="embed" xlink:actuate="onLoad"/></draw:frame></text:h>
            <text:h text:style-name="P20" text:outline-level="3"><text:span text:style-name="T1"/></text:h>
          </table:table-cell>
          <table:table-cell table:style-name="Tabelle9.A1" office:value-type="string">
            <text:h text:style-name="P20" text:outline-level="3"><text:bookmark-start text:name="__RefHeading__1040_1009139335"/>Story<text:bookmark-end text:name="__RefHeading__1040_1009139335"/></text:h>
            <text:p text:style-name="P7">Cutscenes are handled with a single screen that displays some image and textbox widget. A list of buttons allows the user to navigate select different branches during the scene.</text:p>
            <text:h text:style-name="P20" text:outline-level="3"><draw:frame draw:style-name="fr2" draw:name="Grafik1" text:anchor-type="paragraph" svg:width="2.9134in" svg:height="2.0402in" draw:z-index="6"><draw:image xlink:href="Pictures/2000000700002C1A00002114D91E0404.svm" xlink:type="simple" xlink:show="embed" xlink:actuate="onLoad"/></draw:frame></text:h>
            <text:h text:style-name="P20" text:outline-level="3"><text:bookmark-start text:name="__RefHeading__1018_1009139335"/>Dialog<text:bookmark-end text:name="__RefHeading__1018_1009139335"/></text:h>
            <text:p text:style-name="P7">This screen is used when talking to an NPC. On the left side a portrait is composed from a background and a sprite, while the right panel will display a text and buttons for available topics. The currently selected party member is used for skill checks that may occur during a dialog.</text:p>
            <text:h text:style-name="P20" text:outline-level="3"><draw:frame draw:style-name="fr1" draw:name="Grafik2" text:anchor-type="paragraph" svg:width="2.8201in" svg:height="2.0602in" draw:z-index="0"><draw:image xlink:href="Pictures/2000000700002C1A00002114F6A3AB7A.svm" xlink:type="simple" xlink:show="embed" xlink:actuate="onLoad"/></draw:frame></text:h>
            <text:h text:style-name="P20" text:outline-level="3"><text:span text:style-name="T1"/></text:h>
          </table:table-cell>
        </table:table-row>
      </table:table>
      <text:p text:style-name="P1"/>
      <text:h text:style-name="P19" text:outline-level="1"/>
      <text:p text:style-name="P15"/>
      <text:p text:style-name="P6"/>
      <table:table table:name="Tabelle3" table:style-name="Tabelle3">
        <table:table-column table:style-name="Tabelle3.A"/>
        <table:table-column table:style-name="Tabelle3.B"/>
        <table:table-row>
          <table:table-cell table:style-name="Tabelle3.A1" office:value-type="string">
            <text:h text:style-name="P21" text:outline-level="3"><text:bookmark-start text:name="__RefHeading__1028_1009139335"/><text:span text:style-name="T1">Inventory</text:span><text:bookmark-end text:name="__RefHeading__1028_1009139335"/></text:h>
            <text:p text:style-name="P7">The inventory is a left-side panel that implements a classic paper doll for equipment. The backpack displays all items that are currently not equipped by any party member. Selecting a different character will change the paper doll but the backpack is shared across the party.</text:p>
            <text:p text:style-name="P7"><draw:frame draw:style-name="fr1" draw:name="Grafik12" text:anchor-type="paragraph" svg:width="2.8161in" svg:height="2.0055in" draw:z-index="4"><draw:image xlink:href="Pictures/2000000700002C1A0000211411287FDF.svm" xlink:type="simple" xlink:show="embed" xlink:actuate="onLoad"/></draw:frame></text:p>
            <text:h text:style-name="P20" text:outline-level="3"><text:bookmark-start text:name="__RefHeading__838_153797864311"/>Vendor<text:bookmark-end text:name="__RefHeading__838_153797864311"/></text:h>
            <text:p text:style-name="P7">When selecting the “buy / sell” topic of a vendor, the game will display the inventory panel and a widget for the vendor that is similar to the backpack. This vendor widget contains a list of all the items that are currently up for sell. Buying and selling items works via right-click or drag &amp; drop. In both cases an optional message box will be presented in order to handle further details like quantity, haggling etc..</text:p>
            <text:p text:style-name="P7"><draw:frame draw:style-name="fr1" draw:name="Grafik9" text:anchor-type="paragraph" svg:width="2.8189in" svg:height="2.022in" draw:z-index="2"><draw:image xlink:href="Pictures/2000000700002C1A00002114B6C2A4CA.svm" xlink:type="simple" xlink:show="embed" xlink:actuate="onLoad"/></draw:frame></text:p>
            <text:h text:style-name="P20" text:outline-level="3"/>
            <text:p text:style-name="P7"/>
          </table:table-cell>
          <table:table-cell table:style-name="Tabelle3.A1" office:value-type="string">
            <text:h text:style-name="P20" text:outline-level="3"><text:bookmark-start text:name="__RefHeading__1030_1009139335"/>Exploration<text:bookmark-end text:name="__RefHeading__1030_1009139335"/></text:h>
            <text:p text:style-name="P7">The exploration screen is shown while traveling the region or when entering locations on the map. The map is a visual representation of the game world that can be navigated via keyboard. Actions display a list of buttons that allow the user to trigger common tasks during travel or show management panels.</text:p>
            <text:p text:style-name="P7">When entering a special location, the screen is basically the same except that different actions will be shown. In a settlement this could be a list vendors or NPCs, while a ruin in the wild may include options that trigger skill checks.</text:p>
            <text:p text:style-name="P7"><draw:frame draw:style-name="fr2" draw:name="Grafik11" text:anchor-type="paragraph" svg:width="2.9126in" svg:height="2.1063in" draw:z-index="3"><draw:image xlink:href="Pictures/2000000700002C1A0000211436624820.svm" xlink:type="simple" xlink:show="embed" xlink:actuate="onLoad"/></draw:frame></text:p>
            <text:h text:style-name="P21" text:outline-level="3"><text:bookmark-start text:name="__RefHeading__1032_1009139335"/><text:span text:style-name="T1">Combat</text:span><text:bookmark-end text:name="__RefHeading__1032_1009139335"/></text:h>
            <text:p text:style-name="P10"><text:span text:style-name="T1">When combat is triggered the game will display the party on the left and all monsters on the right. An random background image is shown behind both for the current environment. </text:span></text:p>
            <text:p text:style-name="P10"><text:span text:style-name="T1">Once a party member is taking it's turn, the bottom panel becomes active and displays the buttons for all possible combat actions. Additional input (i.e. for selecting a spell) will be presented in a message box when necessary.</text:span></text:p>
            <text:p text:style-name="P10"><draw:frame draw:style-name="fr2" draw:name="Grafik10" text:anchor-type="paragraph" svg:width="2.5984in" svg:height="2.0299in" draw:z-index="5"><draw:image xlink:href="Pictures/2000000700002C1A0000211440C1E535.svm" xlink:type="simple" xlink:show="embed" xlink:actuate="onLoad"/></draw:frame><text:span text:style-name="T1"/></text:p>
            <text:p text:style-name="P7"><text:span text:style-name="T1"/></text:p>
            <text:h text:style-name="P20" text:outline-level="3"/>
          </table:table-cell>
        </table:table-row>
      </table:table>
      <text:p text:style-name="P2"/>
      <text:h text:style-name="P18" text:outline-level="1">Mechanics</text:h>
      <text:p text:style-name="P14"><text:span text:style-name="T1"/></text:p>
      <table:table table:name="Tabelle1" table:style-name="Tabelle1">
        <table:table-column table:style-name="Tabelle1.A"/>
        <table:table-column table:style-name="Tabelle1.B"/>
        <table:table-row>
          <table:table-cell table:style-name="Tabelle1.A1" office:value-type="string">
            <text:h text:style-name="P21" text:outline-level="3"><text:span text:style-name="T1">World</text:span></text:h>
            <text:p text:style-name="P7">The world is a two-dimensional array composed from cells, while each cell holds references to a region, terrain, feature and an optional location.</text:p>
            <text:p text:style-name="P7">The primary function of terrain is to indicate how fast characters may travel through a given cell. Special talents may refer to the terrain in order to grant bonuses. </text:p>
            <text:p text:style-name="P7">Regions are names that will be displayed when the user interacts with a cell. Quests may refer to the region in order to give a general sense of direction.</text:p>
            <text:p text:style-name="P7">Features define tables for random encounters and the frequency for when encounters will be used.</text:p>
            <text:p text:style-name="P7"><text:s/></text:p>
          </table:table-cell>
          <table:table-cell table:style-name="Tabelle1.A1" office:value-type="string">
            <text:h text:style-name="P20" text:outline-level="3">Exploration</text:h>
            <text:p text:style-name="P7"><text:bookmark-start text:name="__RefHeading__1030_10091393351"/>The exploration screen is shown <text:bookmark-end text:name="__RefHeading__1030_10091393351"/></text:p>
          </table:table-cell>
        </table:table-row>
      </table:table>
      <text:p text:style-name="P13"><text:span text:style-name="T1"/></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inionPro-Regular" svg:font-family="MinionPro-Regular, 'Minion Pro'"/>
    <style:font-face style:name="OpenSymbol" svg:font-family="OpenSymbol"/>
    <style:font-face style:name="Andada SC" svg:font-family="'Andada SC', 'Times New Roman'" style:font-pitch="variable"/>
    <style:font-face style:name="Gill Sans SemiBold" svg:font-family="'Gill Sans SemiBold', 'Segoe UI Semibold'" style:font-pitch="variable"/>
    <style:font-face style:name="Gill Sans" svg:font-family="'Gill Sans', 'Segoe UI Semilight'" style:font-pitch="variable"/>
    <style:font-face style:name="Junction" svg:font-family="Junction" style:font-pitch="variable"/>
    <style:font-face style:name="MS Gothic" svg:font-family="'MS Gothic', 'ＭＳ ゴシック'" style:font-pitch="variable"/>
    <style:font-face style:name="MS Mincho" svg:font-family="'MS Mincho', 'ＭＳ 明朝'" style:font-pitch="variable"/>
    <style:font-face style:name="TeX Gyre Bonum Italic" svg:font-family="'TeX Gyre Bonum Italic', 'Courier New'" style:font-pitch="variable"/>
    <style:font-face style:name="TeX Gyre Bonum Regular" svg:font-family="'TeX Gyre Bonum Regular', 'Courier New'" style:font-pitch="variable"/>
    <style:font-face style:name="ヒラギノ角ゴ Pro W3" svg:font-family="'ヒラギノ角ゴ Pro W3'" style:font-pitch="variable"/>
    <style:font-face style:name="Andada" svg:font-family="Andada"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_3a__20_Title" style:display-name="Title: Title" style:family="paragraph">
      <style:paragraph-properties fo:text-align="center" style:justify-single-word="false" fo:orphans="2" fo:widows="2"/>
      <style:text-properties style:use-window-font-color="true" style:font-name="Andada SC" fo:font-size="36pt" fo:language="en" fo:country="US" fo:font-weight="bold" style:font-name-asian="Times New Roman" style:font-size-asian="36pt" style:font-weight-asian="bold" style:font-name-complex="Gill Sans" style:font-size-complex="36pt" style:language-complex="ar" style:country-complex="SA"/>
    </style:style>
    <style:style style:name="Author_20_Name" style:display-name="Author Name" style:family="paragraph">
      <style:paragraph-properties fo:text-align="center" style:justify-single-word="false" fo:orphans="2" fo:widows="2"/>
      <style:text-properties fo:color="#000000" style:font-name="Gill Sans SemiBold" fo:font-size="14pt" fo:language="en" fo:country="US" style:font-name-asian="Times New Roman" style:font-size-asian="14pt" style:font-name-complex="Cambria" style:font-size-complex="14pt" style:language-complex="ar" style:country-complex="SA"/>
    </style:style>
    <style:style style:name="Intro_20_body" style:display-name="Intro body" style:family="paragraph">
      <style:paragraph-properties fo:margin-left="0.3in" fo:margin-right="0.3in" fo:line-height="150%" fo:text-align="center" style:justify-single-word="false" fo:orphans="2" fo:widows="2" fo:text-indent="0in" style:auto-text-indent="false"/>
      <style:text-properties style:use-window-font-color="true" style:font-name="Cambria" fo:font-size="11pt" fo:language="en" fo:country="US" style:font-name-asian="MS Mincho" style:font-size-asian="11pt" style:font-name-complex="Cambria" style:font-size-complex="11pt" style:language-complex="ar" style:country-complex="SA"/>
    </style:style>
    <style:style style:name="Title_3a__20_Subtitle" style:display-name="Title: Subtitle" style:family="paragraph" style:parent-style-name="Author_20_Name">
      <style:text-properties style:font-name="Gill Sans" fo:font-size="20pt" fo:font-style="italic" style:font-size-asian="20pt" style:font-style-asian="italic" style:font-size-complex="20pt"/>
    </style:style>
    <style:style style:name="Level" style:family="paragraph">
      <style:paragraph-properties fo:margin-left="0.3752in" fo:margin-right="0.4374in" fo:text-align="center" style:justify-single-word="false" fo:orphans="2" fo:widows="2" fo:text-indent="0in" style:auto-text-indent="false"/>
      <style:text-properties fo:color="#000000" style:font-name="TeX Gyre Bonum Italic" fo:font-size="14pt" fo:language="en" fo:country="US" fo:font-style="italic" style:font-name-asian="Times New Roman" style:font-size-asian="14pt" style:font-style-asian="italic" style:font-name-complex="Cambria" style:font-size-complex="14pt" style:language-complex="ar" style:country-complex="SA"/>
    </style:style>
    <style:style style:name="Code" style:family="paragraph">
      <style:paragraph-properties fo:text-align="center" style:justify-single-word="false" fo:orphans="2" fo:widows="2"/>
      <style:text-properties fo:color="#000000" style:font-name="Calibri" fo:font-size="11pt" fo:language="en" fo:country="US" style:font-name-asian="Times New Roman" style:font-size-asian="11pt" style:font-name-complex="MinionPro-Regular" style:font-size-complex="11pt" style:language-complex="ar" style:country-complex="SA"/>
    </style:style>
    <style:style style:name="Credits" style:family="paragraph">
      <style:paragraph-properties fo:orphans="2" fo:widows="2"/>
      <style:text-properties fo:color="#000000" style:font-name="Cambria" fo:font-size="9pt" fo:language="en" fo:country="US" style:font-name-asian="Times New Roman" style:font-size-asian="9pt" style:font-name-complex="Cambria" style:font-size-complex="9pt" style:language-complex="ar" style:country-complex="SA"/>
    </style:style>
    <style:style style:name="Legalese" style:family="paragraph">
      <style:paragraph-properties fo:orphans="2" fo:widows="2"/>
      <style:text-properties fo:color="#000000" style:font-name="Calibri" fo:font-size="6pt" fo:language="en" fo:country="US" style:font-name-asian="Times New Roman" style:font-size-asian="6pt" style:font-name-complex="MinionPro-Regular" style:font-size-complex="6pt" style:language-complex="ar" style:country-complex="SA"/>
    </style:style>
    <style:style style:name="_5b_No_20_Paragraph_20_Style_5d_" style:display-name="[No Paragraph Style]" style:family="paragraph">
      <style:paragraph-properties fo:line-height="120%" fo:text-align="center" style:justify-single-word="false" fo:orphans="0" fo:widows="0" style:text-autospace="none" style:vertical-align="middle"/>
      <style:text-properties fo:color="#a6a6a6" style:font-name="MinionPro-Regular" fo:font-size="12pt" fo:language="en" fo:country="US" fo:font-style="italic" style:font-name-asian="Times New Roman" style:font-size-asian="12pt" style:font-style-asian="italic" style:font-name-complex="MinionPro-Regular" style:font-size-complex="12pt" style:language-complex="ar" style:country-complex="SA"/>
    </style:style>
    <style:style style:name="Chapter_20_Title" style:display-name="Chapter Title" style:family="paragraph" style:next-style-name="_5b_No_20_Paragraph_20_Style_5d_">
      <style:paragraph-properties fo:orphans="2" fo:widows="2"/>
      <style:text-properties fo:color="#ff0000" style:font-name="Gill Sans SemiBold" fo:font-size="26pt" fo:language="en" fo:country="US" style:font-name-asian="MS Mincho" style:font-size-asian="26pt" style:font-name-complex="Cambria" style:font-size-complex="26pt" style:language-complex="ar" style:country-complex="SA"/>
    </style:style>
    <style:style style:name="Core_20_Body" style:display-name="Core Body" style:family="paragraph">
      <style:paragraph-properties fo:margin-top="0in" fo:margin-bottom="0.0835in" fo:orphans="2" fo:widows="2">
        <style:tab-stops>
          <style:tab-stop style:position="0.1299in"/>
        </style:tab-stops>
      </style:paragraph-properties>
      <style:text-properties fo:color="#000000" style:font-name="Cambria" fo:font-size="8pt" fo:language="en" fo:country="US" style:font-name-asian="ヒラギノ角ゴ Pro W3" style:font-size-asian="10pt" style:language-asian="ja" style:country-asian="JP" style:font-name-complex="Cambria" style:font-size-complex="10pt" style:language-complex="ar" style:country-complex="SA"/>
    </style:style>
    <style:style style:name="Epigraph" style:family="paragraph" style:parent-style-name="Core_20_Body">
      <style:text-properties fo:font-style="italic" style:font-style-asian="italic"/>
    </style:style>
    <style:style style:name="Heading_20_1" style:display-name="Heading 1" style:family="paragraph" style:next-style-name="Core_20_Body" style:default-outline-level="1" style:class="text">
      <style:paragraph-properties fo:margin-top="0.1665in" fo:margin-bottom="0in" fo:text-align="center" style:justify-single-word="false" fo:keep-together="always" fo:orphans="2" fo:widows="2" fo:hyphenation-ladder-count="no-limit" style:shadow="none" fo:keep-with-next="always"/>
      <style:text-properties fo:color="#ff0000" style:font-name="Gill Sans SemiBold" fo:font-size="18pt" fo:language="en" fo:country="US" style:font-name-asian="MS Gothic" style:font-size-asian="18pt" style:language-asian="ja" style:country-asian="JP" style:font-name-complex="Cambria" style:font-size-complex="18pt" style:language-complex="ar" style:country-complex="SA" style:font-weight-complex="bold" fo:hyphenate="false" fo:hyphenation-remain-char-count="2" fo:hyphenation-push-char-count="2"/>
    </style:style>
    <style:style style:name="Heading_20_2" style:display-name="Heading 2" style:family="paragraph" style:next-style-name="Core_20_Body" style:default-outline-level="2" style:class="text">
      <style:paragraph-properties fo:margin-top="0in" fo:margin-bottom="0.0417in" fo:orphans="2" fo:widows="2" fo:padding-left="0in" fo:padding-right="0in" fo:padding-top="0in" fo:padding-bottom="0.0138in" fo:border-left="none" fo:border-right="none" fo:border-top="none" fo:border-bottom="0.0138in solid #c0c0c0"/>
      <style:text-properties fo:color="#ff0000" style:font-name="Junction" fo:font-size="14pt" fo:language="en" fo:country="US" style:font-name-asian="MS Gothic" style:font-size-asian="14pt" style:language-asian="ja" style:country-asian="JP" style:font-name-complex="Cambria" style:font-size-complex="14pt" style:language-complex="ar" style:country-complex="SA"/>
    </style:style>
    <style:style style:name="Heading_20_3" style:display-name="Heading 3" style:family="paragraph" style:parent-style-name="Heading_20_1" style:next-style-name="Core_20_Body" style:default-outline-level="3" style:class="text">
      <style:paragraph-properties fo:margin-top="0.1252in" fo:margin-bottom="0in"/>
      <style:text-properties style:font-name="Junction" fo:font-size="12pt" style:font-size-asian="12pt" style:font-size-complex="12pt" style:font-weight-complex="normal"/>
    </style:style>
    <style:style style:name="Core_20_Metadata" style:display-name="Core Metadata" style:family="paragraph" style:parent-style-name="Core_20_Body" style:next-style-name="Core_20_Body">
      <style:paragraph-properties fo:keep-together="always" fo:keep-with-next="always"/>
      <style:text-properties fo:font-style="italic" style:font-style-asian="italic"/>
    </style:style>
    <style:style style:name="Core_20_Stat" style:display-name="Core Stat" style:family="paragraph" style:parent-style-name="Core_20_Body">
      <style:paragraph-properties fo:margin-left="0.1299in" fo:margin-right="0in" fo:keep-together="always" fo:text-indent="-0.1299in" style:auto-text-indent="false"/>
    </style:style>
    <style:style style:name="Core_20_Bulleted" style:display-name="Core Bulleted" style:family="paragraph" style:parent-style-name="Core_20_Body">
      <style:paragraph-properties fo:margin-top="0in" fo:margin-bottom="0.0417in"/>
    </style:style>
    <style:style style:name="Boxed_20_Text" style:display-name="Boxed Text" style:family="paragraph" style:parent-style-name="Core_20_Body">
      <style:paragraph-properties fo:margin-top="0.139in" fo:margin-bottom="0.139in" fo:line-height="115%" fo:keep-together="always"/>
      <style:text-properties style:font-name="TeX Gyre Bonum Regular" fo:font-size="9pt" style:font-size-asian="9pt" style:font-size-complex="9pt"/>
    </style:style>
    <style:style style:name="Sidebar_20_Heading" style:display-name="Sidebar Heading" style:family="paragraph" style:next-style-name="Sidebar_20_Body">
      <style:paragraph-properties fo:margin-top="0.0417in" fo:margin-bottom="0.0417in" fo:keep-together="always" fo:orphans="2" fo:widows="2" fo:background-color="#d9d9d9" fo:padding-left="0.0555in" fo:padding-right="0.0555in" fo:padding-top="0.0138in" fo:padding-bottom="0.0138in" fo:border="0.0138in solid #c0c0c0" fo:keep-with-next="always">
        <style:background-image/>
      </style:paragraph-properties>
      <style:text-properties fo:color="#000000" style:font-name="Gill Sans SemiBold" fo:font-size="11pt" fo:language="en" fo:country="US" style:font-name-asian="ヒラギノ角ゴ Pro W3" style:font-size-asian="11pt" style:language-asian="ja" style:country-asian="JP" style:font-name-complex="Cambria" style:font-size-complex="11pt" style:language-complex="ar" style:country-complex="SA"/>
    </style:style>
    <style:style style:name="Sidebar_20_Body" style:display-name="Sidebar Body" style:family="paragraph">
      <style:paragraph-properties fo:margin-top="0in" fo:margin-bottom="0.0417in" fo:orphans="2" fo:widows="2" fo:background-color="#d9d9d9" fo:padding-left="0.0555in" fo:padding-right="0.0555in" fo:padding-top="0.0138in" fo:padding-bottom="0.0138in" fo:border="0.0138in solid #c0c0c0">
        <style:tab-stops>
          <style:tab-stop style:position="0.1299in"/>
        </style:tab-stops>
        <style:background-image/>
      </style:paragraph-properties>
      <style:text-properties fo:color="#000000" style:font-name="Calibri" fo:font-size="9pt" fo:language="en" fo:country="US" style:font-name-asian="ヒラギノ角ゴ Pro W3" style:font-size-asian="9pt" style:language-asian="ja" style:country-asian="JP" style:font-name-complex="Cambria" style:font-size-complex="9pt" style:language-complex="ar" style:country-complex="SA"/>
    </style:style>
    <style:style style:name="Sidebar_20_Bulleted" style:display-name="Sidebar Bulleted" style:family="paragraph" style:parent-style-name="Sidebar_20_Body"/>
    <style:style style:name="List_20_Heading" style:display-name="List Heading" style:family="paragraph" style:next-style-name="List_20_Item" style:class="html">
      <style:paragraph-properties fo:margin-top="0.0835in" fo:margin-bottom="0in" fo:keep-together="always" fo:orphans="2" fo:widows="2" fo:keep-with-next="always"/>
      <style:text-properties fo:color="#000000" style:font-name="Calibri" fo:font-size="12pt" fo:language="en" fo:country="US" fo:font-weight="bold" style:font-name-asian="ヒラギノ角ゴ Pro W3" style:font-size-asian="12pt" style:language-asian="ja" style:country-asian="JP" style:font-weight-asian="bold" style:font-name-complex="Cambria" style:font-size-complex="10pt" style:language-complex="ar" style:country-complex="SA"/>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tem" style:display-name="List Item" style:family="paragraph">
      <style:paragraph-properties fo:margin-left="0.1299in" fo:margin-right="0in" fo:margin-top="0in" fo:margin-bottom="0.1665in" fo:keep-together="always" fo:orphans="2" fo:widows="2" fo:text-indent="-0.1299in" style:auto-text-indent="false"/>
      <style:text-properties fo:color="#000000" style:font-name="Calibri" fo:font-size="10pt" fo:language="en" fo:country="US" style:font-name-asian="ヒラギノ角ゴ Pro W3" style:font-size-asian="10pt" style:language-asian="ja" style:country-asian="JP" style:font-name-complex="Cambria"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margin-top="0in" fo:margin-bottom="0.0417in" fo:orphans="2" fo:widows="2"/>
      <style:text-properties fo:color="#000000" style:font-name="Junction" fo:font-size="12pt" fo:language="en" fo:country="US" fo:font-weight="bold" style:font-name-asian="ヒラギノ角ゴ Pro W3" style:font-size-asian="12pt" style:language-asian="ja" style:country-asian="JP" style:font-weight-asian="bold" style:font-name-complex="Cambria" style:font-size-complex="12pt" style:language-complex="ar" style:country-complex="SA"/>
    </style:style>
    <style:style style:name="Table_20_Body" style:display-name="Table Body" style:family="paragraph">
      <style:paragraph-properties fo:keep-together="always" fo:orphans="2" fo:widows="2"/>
      <style:text-properties fo:color="#000000" style:font-name="Calibri" fo:font-size="9pt" fo:language="en" fo:country="US" style:font-name-asian="ヒラギノ角ゴ Pro W3" style:font-size-asian="9pt" style:language-asian="ja" style:country-asian="JP" style:font-name-complex="Cambria" style:font-size-complex="9pt" style:language-complex="ar" style:country-complex="SA"/>
    </style:style>
    <style:style style:name="Table_20_Header" style:display-name="Table Header" style:family="paragraph" style:parent-style-name="Table_20_Body" style:next-style-name="Table_20_Body">
      <style:paragraph-properties fo:keep-with-next="always"/>
    </style:style>
    <style:style style:name="Stat_20_Block_20_Title" style:display-name="Stat Block Title" style:family="paragraph" style:next-style-name="Stat_20_Block_20_Body">
      <style:paragraph-properties fo:keep-together="always" fo:orphans="2" fo:widows="2" fo:keep-with-next="always"/>
      <style:text-properties fo:color="#ff0000" style:font-name="Calibri" fo:font-size="12pt" fo:language="en" fo:country="US" fo:font-weight="bold" style:font-name-asian="ヒラギノ角ゴ Pro W3" style:font-size-asian="12pt" style:language-asian="ja" style:country-asian="JP" style:font-weight-asian="bold" style:font-name-complex="Cambria" style:font-size-complex="12pt" style:language-complex="ar" style:country-complex="SA"/>
    </style:style>
    <style:style style:name="Stat_20_Block_20_Body" style:display-name="Stat Block Body" style:family="paragraph">
      <style:paragraph-properties fo:orphans="2" fo:widows="2">
        <style:tab-stops>
          <style:tab-stop style:position="0.1299in"/>
        </style:tab-stops>
      </style:paragraph-properties>
      <style:text-properties fo:color="#000000" style:font-name="Calibri" fo:font-size="10pt" fo:language="en" fo:country="US" style:font-name-asian="ヒラギノ角ゴ Pro W3" style:font-size-asian="10pt" style:language-asian="ja" style:country-asian="JP" style:font-name-complex="Cambria" style:font-size-complex="10pt" style:language-complex="ar" style:country-complex="SA"/>
    </style:style>
    <style:style style:name="Stat_20_Block_20_Metadata" style:display-name="Stat Block Metadata" style:family="paragraph" style:parent-style-name="Stat_20_Block_20_Body" style:next-style-name="Stat_20_Block_20_Data">
      <style:paragraph-properties fo:margin-top="0in" fo:margin-bottom="0.0835in" fo:keep-with-next="always"/>
      <style:text-properties fo:font-style="italic" style:font-style-asian="italic"/>
    </style:style>
    <style:style style:name="Stat_20_Block_20_Data" style:display-name="Stat Block Data" style:family="paragraph" style:parent-style-name="Stat_20_Block_20_Body">
      <style:paragraph-properties fo:margin-left="0.1299in" fo:margin-right="0in" fo:keep-together="always" fo:text-indent="-0.1299in" style:auto-text-indent="false"/>
      <style:text-properties fo:color="#000000"/>
    </style:style>
    <style:style style:name="Stat_20_Block_20_Data_20_-_20_New_20_Section" style:display-name="Stat Block Data - New Section" style:family="paragraph" style:parent-style-name="Stat_20_Block_20_Data" style:next-style-name="Stat_20_Block_20_Data">
      <style:paragraph-properties fo:margin-top="0.0835in" fo:margin-bottom="0in" fo:keep-with-next="always"/>
      <style:text-properties fo:font-weight="bold" style:font-weight-asian="bold"/>
    </style:style>
    <style:style style:name="Stat_20_Block_20_Heading" style:display-name="Stat Block Heading" style:family="paragraph" style:parent-style-name="Stat_20_Block_20_Body" style:next-style-name="Stat_20_Block_20_Body">
      <style:paragraph-properties fo:margin-top="0.139in" fo:margin-bottom="0.0417in" fo:keep-together="always" fo:keep-with-next="always"/>
      <style:text-properties fo:font-size="11pt" fo:font-weight="bold" style:font-size-asian="11pt" style:font-weight-asian="bold" style:font-size-complex="12pt" style:font-weight-complex="bold"/>
    </style:style>
    <style:style style:name="Stat_20_Block_20_Bulleted" style:display-name="Stat Block Bulleted" style:family="paragraph" style:parent-style-name="Stat_20_Block_20_Body">
      <style:paragraph-properties fo:margin-top="0.0835in" fo:margin-bottom="0.0835in"/>
    </style:style>
    <style:style style:name="Header" style:family="paragraph" style:parent-style-name="Standard" style:class="extra">
      <style:paragraph-properties text:number-lines="false" text:line-number="0">
        <style:tab-stops>
          <style:tab-stop style:position="4.25in" style:type="center"/>
          <style:tab-stop style:position="8.5in" style:type="right"/>
        </style:tab-stops>
      </style:paragraph-properties>
    </style:style>
    <style:style style:name="Footer" style:family="paragraph" style:parent-style-name="Standard" style:class="extra">
      <style:paragraph-properties text:number-lines="false" text:line-number="0">
        <style:tab-stops>
          <style:tab-stop style:position="4.25in" style:type="center"/>
          <style:tab-stop style:position="8.5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8.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8.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8.1071in" style:type="right" style:leader-style="dotted" style:leader-text="."/>
        </style:tab-stops>
      </style:paragraph-properties>
    </style:style>
    <style:style style:name="Inline_20_Subhead" style:display-name="Inline Subhead" style:family="text">
      <style:text-properties fo:font-style="italic" fo:font-weight="bold" style:font-style-asian="italic" style:font-weight-asian="bold" style:font-style-complex="italic" style:font-weight-complex="bold"/>
    </style:style>
    <style:style style:name="Stat_20_Inline_20_Subhead" style:display-name="Stat Inline Subhead" style:family="text">
      <style:text-properties fo:color="#000000" fo:font-style="italic" fo:font-weight="bold" style:font-style-asian="italic" style:font-weight-asian="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in" fo:margin-left="0in" fo:margin-right="0in" fo:border="0.0008in solid #ffffff" fo:padding="0.5in" style:shadow="none" fo:background-color="transparent" style:writing-mode="lr-tb" style:footnote-max-height="0in">
        <style:background-image xlink:href="Pictures/10000000000000C8000000C818EA03A7.png" xlink:type="simple" xlink:actuate="onLoad"/>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04T16:14:31.08</meta:creation-date>
    <meta:editing-duration>P1DT23H2M31S</meta:editing-duration>
    <meta:editing-cycles>281</meta:editing-cycles>
    <meta:generator>OpenOffice/4.1.7$Win32 OpenOffice.org_project/417m1$Build-9800</meta:generator>
    <dc:date>2023-12-30T17:13:11.81</dc:date>
    <meta:document-statistic meta:table-count="5" meta:image-count="8" meta:object-count="0" meta:page-count="5" meta:paragraph-count="83" meta:word-count="1030" meta:character-count="6254"/>
    <meta:template xlink:type="simple" xlink:actuate="onRequest" xlink:title="Adventure_Template_For_OpenOffice_LibreOffice" xlink:href="../../../../../AppData/Roaming/OpenOffice/4/user/template/Adventure_Template_For_OpenOffice_LibreOffice.odt" meta:date="2021-10-04T16:14:30.63"/>
  </office:meta>
</office:document-meta>
</file>